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paragraph-properties fo:padding="0.049cm" fo:border="0.06pt solid #d9d9e3"/>
    </style:style>
    <style:style style:name="P4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5" style:family="paragraph" style:parent-style-name="Text_20_body">
      <style:paragraph-properties fo:padding="0.049cm" fo:border="0.06pt solid #d9d9e3"/>
    </style:style>
    <style:style style:name="T1" style:family="text">
      <style:text-properties officeooo:rsid="007b3e03"/>
    </style:style>
    <style:style style:name="T2" style:family="text">
      <style:text-properties loext:padding="0.049cm" loext:border="0.06pt solid #d9d9e3"/>
    </style:style>
    <style:style style:name="T3" style:family="text">
      <style:text-properties officeooo:rsid="0085681b"/>
    </style:style>
    <style:style style:name="T4" style:family="text">
      <style:text-properties officeooo:rsid="008e150d"/>
    </style:style>
    <style:style style:name="T5" style:family="text">
      <style:text-properties officeooo:rsid="00a21e31"/>
    </style:style>
    <style:style style:name="T6" style:family="text">
      <style:text-properties officeooo:rsid="00aa387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egunta 1: ¿Qué es la Detección de Intrusiones en el Host (HID)?</text:p>
      <text:p text:style-name="P3">Respuesta 1: La Detección de Intrusiones en el Host (HID) es una técnica utilizada para identificar y responder a actividades maliciosas o sospechosas en un sistema o host.</text:p>
      <text:p text:style-name="P3"/>
      <text:p text:style-name="P3">Pregunta 2: ¿Cuál es el objetivo principal de la HID?</text:p>
      <text:p text:style-name="P3">Respuesta 2: El objetivo principal de la HID es proteger y salvaguardar los sistemas y hosts contra intrusiones y amenazas de seguridad.</text:p>
      <text:p text:style-name="P3"/>
      <text:p text:style-name="P3">Pregunta 3: ¿Cuáles son las principales categorías de técnicas utilizadas en la HID?</text:p>
      <text:p text:style-name="P3">Respuesta 3: Las principales categorías de técnicas utilizadas en la HID son: firmas, anomalías y comportamientos.</text:p>
      <text:p text:style-name="P3"/>
      <text:p text:style-name="P3">Pregunta 4: ¿Qué son las firmas en la HID?</text:p>
      <text:p text:style-name="P3">Respuesta 4: Las firmas en la HID son patrones o características específicas asociadas con actividades maliciosas conocidas. Se utilizan para detectar y bloquear amenazas conocidas.</text:p>
      <text:p text:style-name="P3"/>
      <text:p text:style-name="P3">Pregunta 5: ¿Cuál es la diferencia entre la detección de anomalías y la detección de comportamientos en la HID?</text:p>
      <text:p text:style-name="P3">Respuesta 5: La detección de anomalías se basa en identificar actividades inusuales o atípicas, mientras que la detección de comportamientos se enfoca en el análisis del comportamiento normal del sistema y alerta sobre cualquier desviación significativa.</text:p>
      <text:p text:style-name="P3"/>
      <text:p text:style-name="P3">Pregunta 6: ¿Cuáles son algunos ejemplos de herramientas populares de HID?</text:p>
      <text:p text:style-name="P3">Respuesta 6: Algunos ejemplos de herramientas populares de HID son: Tripwire, OSSEC, Snort, Suricata, AIDE, y Lynis.</text:p>
      <text:p text:style-name="P3"/>
      <text:p text:style-name="P3">Pregunta 7: ¿Qué es la integridad del archivo en la HID?</text:p>
      <text:p text:style-name="P3">Respuesta 7: La integridad del archivo en la HID se refiere a la verificación de que los archivos críticos del sistema no han sido modificados de manera no autorizada.</text:p>
      <text:p text:style-name="P3"/>
      <text:p text:style-name="P3">Pregunta 8: ¿Qué es la monitorización de eventos en la HID?</text:p>
      <text:p text:style-name="P3"><text:soft-page-break/>Respuesta 8: La monitorización de eventos en la HID implica el seguimiento y análisis de los eventos generados por el sistema operativo y las aplicaciones para identificar actividades sospechosas o maliciosas.</text:p>
      <text:p text:style-name="P3"/>
      <text:p text:style-name="P3">Pregunta 9: ¿Qué es la correlación de eventos en la HID?</text:p>
      <text:p text:style-name="P3">Respuesta 9: La correlación de eventos en la HID implica la identificación y agrupación de eventos relacionados para obtener una imagen más clara de una posible intrusión o ataque.</text:p>
      <text:p text:style-name="P3"/>
      <text:p text:style-name="P3">Pregunta 10: ¿Cuál es el propósito de la respuesta a incidentes en la HID?</text:p>
      <text:p text:style-name="P3">Respuesta 10: La respuesta a incidentes en la HID implica tomar medidas y acciones para mitigar y responder a las intrusiones o actividades maliciosas detectadas.</text:p>
      <text:p text:style-name="P3"/>
      <text:p text:style-name="P3">Pregunta 11: ¿Cuáles son los beneficios de implementar la HID en un entorno de host?</text:p>
      <text:p text:style-name="P3">Respuesta 11: Algunos beneficios de implementar la HID en un entorno de host son: detección temprana de intrusiones, protección de datos y recursos, respuesta rápida a incidentes y fortalecimiento de la seguridad general del sistema.</text:p>
      <text:p text:style-name="P3"/>
      <text:p text:style-name="P3">Pregunta 12: ¿Cómo se pueden evitar las falsas alarmas en la HID?</text:p>
      <text:p text:style-name="P3">Respuesta 12: Para evitar falsas alarmas en la HID, es importante configurar adecuadamente las reglas y parámetros de detección, así como realizar ajustes y ajustes periódicos basados en el análisis y la comprensión del entorno del host.</text:p>
      <text:p text:style-name="P3"/>
      <text:p text:style-name="P3">Pregunta 13: ¿Cuál es la diferencia entre la HID basada en red y la HID basada en host?</text:p>
      <text:p text:style-name="P3">Respuesta 13: La HID basada en red se enfoca en monitorear y detectar actividades maliciosas desde un punto centralizado en la red, mientras que la HID basada en host se centra en monitorear y detectar actividades maliciosas en un host o sistema individual.</text:p>
      <text:p text:style-name="P3"/>
      <text:p text:style-name="P3">Pregunta 14: ¿Qué es la agregación de registros en la HID?</text:p>
      <text:p text:style-name="P3">Respuesta 14: La agregación de registros en la HID implica recopilar y consolidar registros y eventos de múltiples fuentes en un solo lugar para su análisis y correlación.</text:p>
      <text:p text:style-name="P3"/>
      <text:p text:style-name="P3"><text:soft-page-break/>Pregunta 15: ¿Qué medidas adicionales se pueden tomar junto con la HID para mejorar la seguridad del host?</text:p>
      <text:p text:style-name="P3">Respuesta 15: Algunas medidas adicionales quese pueden tomar junto con la HID para mejorar la seguridad del host son: implementar políticas de seguridad robustas, mantener los sistemas y software actualizados, utilizar autenticación y autorización fuertes, aplicar cortafuegos y utilizar cifrado para proteger la comunicación.</text:p>
      <text:p text:style-name="P3"/>
      <text:p text:style-name="P3">Pregunta 16: ¿Qué es la detección de intrusiones en tiempo real?</text:p>
      <text:p text:style-name="P3">Respuesta 16: La detección de intrusiones en tiempo real es una capacidad de la HID que permite detectar y responder a actividades maliciosas de manera inmediata, en el momento en que ocurren.</text:p>
      <text:p text:style-name="P3"/>
      <text:p text:style-name="P3">Pregunta 17: ¿Qué son los sistemas de prevención de intrusiones (IPS)?</text:p>
      <text:p text:style-name="P3">Respuesta 17: Los sistemas de prevención de intrusiones (IPS) son herramientas de seguridad que, a diferencia de los sistemas de detección de intrusiones (IDS), no solo detectan actividades maliciosas, sino que también toman medidas activas para bloquear o prevenir esas intrusiones.</text:p>
      <text:p text:style-name="P3"/>
      <text:p text:style-name="P3">Pregunta 18: ¿Cuál es la diferencia entre un IDS y un IPS?</text:p>
      <text:p text:style-name="P3">Respuesta 18: Un IDS (sistema de detección de intrusiones) monitorea y detecta actividades maliciosas, generando alertas, mientras que un IPS (sistema de prevención de intrusiones) no solo detecta, sino que también toma medidas activas para bloquear o prevenir las intrusiones.</text:p>
      <text:p text:style-name="P3"/>
      <text:p text:style-name="P3">Pregunta 19: ¿Cuáles son los desafíos comunes en la implementación de la HID?</text:p>
      <text:p text:style-name="P3">Respuesta 19: Algunos desafíos comunes en la implementación de la HID son: la configuración y administración adecuadas de las herramientas de detección, el manejo de falsas alarmas, la interpretación correcta de las alertas y la respuesta efectiva a los incidentes detectados.</text:p>
      <text:p text:style-name="P3"/>
      <text:p text:style-name="P3">Pregunta 20: ¿Cómo se puede garantizar la privacidad de los datos recopilados por los sistemas de HID?</text:p>
      <text:p text:style-name="P3">Respuesta 20: Para garantizar la privacidad de los datos recopilados por los sistemas de HID, es importante implementar medidas de seguridad adecuadas, como el cifrado de los datos en reposo y en tránsito, el acceso restringido a los registros y la adhesión a las políticas y regulaciones de privacidad aplicabl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aa3872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char" svg:x="11.88cm" svg:y="-0.66cm" svg:width="5.054cm" svg:height="1.207cm" draw:z-index="2"><draw:image xlink:href="Pictures/10000001000001360000004A30263C5DB1AE7E44.png" xlink:type="simple" xlink:show="embed" xlink:actuate="onLoad" draw:mime-type="image/png"/></draw:frame><text:span text:style-name="MT1">Seguridad del host</text:span> </text:p>
        <text:p text:style-name="MP2">Host Intrusion Detection <text:s text:c="4"/></text:p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6T17:52:54.624479888</dc:date>
    <meta:editing-duration>PT10H41M6S</meta:editing-duration>
    <meta:editing-cycles>150</meta:editing-cycles>
    <meta:generator>LibreOffice/7.4.1.2$Linux_X86_64 LibreOffice_project/3c58a8f3a960df8bc8fd77b461821e42c061c5f0</meta:generator>
    <meta:document-statistic meta:table-count="0" meta:image-count="1" meta:object-count="0" meta:page-count="3" meta:paragraph-count="43" meta:word-count="915" meta:character-count="5751" meta:non-whitespace-character-count="4873"/>
  </office:meta>
</office:document-meta>
</file>